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f4ce" officeooo:paragraph-rsid="0016f4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rnández Gutiérrez Víctor Hugo</text:p>
      <text:p text:style-name="P1"/>
      <text:p text:style-name="P1">Problema: El cruce del río</text:p>
      <text:p text:style-name="P1">Lenguaje: Python</text:p>
      <text:p text:style-name="P1">Estrategia: Se utilizaron mutex y barreras</text:p>
      <text:p text:style-name="P1"/>
      <text:p text:style-name="P1">No pude resolver el problema, solo genera la balsa y tiene errore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22:57:03.990533917</meta:creation-date>
    <dc:date>2019-03-07T23:04:27.251886638</dc:date>
    <meta:editing-duration>PT7M30S</meta:editing-duration>
    <meta:editing-cycles>1</meta:editing-cycles>
    <meta:document-statistic meta:table-count="0" meta:image-count="0" meta:object-count="0" meta:page-count="1" meta:paragraph-count="5" meta:word-count="29" meta:character-count="182" meta:non-whitespace-character-count="157"/>
    <meta:generator>LibreOffice/6.0.7.3$Linux_X86_64 LibreOffice_project/00m0$Build-3</meta:generator>
  </office:meta>
</office:document-meta>
</file>